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8816" officeooo:paragraph-rsid="000f8816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f8816" officeooo:paragraph-rsid="000f8816"/>
    </style:style>
    <style:style style:name="P4" style:family="paragraph" style:parent-style-name="Standard">
      <style:text-properties officeooo:rsid="001223eb" officeooo:paragraph-rsid="001223eb"/>
    </style:style>
    <style:style style:name="P5" style:family="paragraph" style:parent-style-name="Standard">
      <style:text-properties officeooo:rsid="0012f080" officeooo:paragraph-rsid="0012f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émarrer avec un vps</text:p>
      <text:p text:style-name="P3"/>
      <text:p text:style-name="P3"/>
      <text:p text:style-name="P1">ssh nom_d_utilisateur@IPv4_de_votre_VPS</text:p>
      <text:p text:style-name="Text_20_body">Étant donné que vous êtes maintenant connecté avec des droits élevés (un utilisateur <text:span text:style-name="Emphasis">sudo</text:span>), vous pouvez entrer des commandes pour effectuer des tâches administratives. Il est recommandé de modifier votre mot de passe au préalable :</text:p>
      <text:p text:style-name="Preformatted_20_Text">~$ sudo passwd</text:p>
      <text:p text:style-name="Preformatted_20_Text">New password:</text:p>
      <text:p text:style-name="Preformatted_20_Text">Retype new password:</text:p>
      <text:p text:style-name="P2">passwd: password updated successfully</text:p>
      <text:p text:style-name="Text_20_body">À noter que les mots de passe ne sont pas affichés. Basculez ensuite vers l’utilisateur « root » et définissez votre mot de passe admin :</text:p>
      <text:p text:style-name="Preformatted_20_Text">~$ sudo su -</text:p>
      <text:p text:style-name="Preformatted_20_Text">~# passwd</text:p>
      <text:p text:style-name="Preformatted_20_Text">New password:</text:p>
      <text:p text:style-name="Preformatted_20_Text">Retype new password:</text:p>
      <text:p text:style-name="P2">passwd: password updated successfully</text:p>
      <text:h text:style-name="Heading_20_4" text:outline-level="4"><text:bookmark text:name="activation-des-connexions-root"/>Activation des connexions root</text:h>
      <text:p text:style-name="Text_20_body">Par mesure de sécurité, la connexion avec l’utilisateur « root » est désactivée par défaut. Si vous devez autoriser ce type de connexions, reportez-vous aux instructions de <text:a xlink:type="simple" xlink:href="https://docs.ovh.com/fr/vps/root-password/#activer-le-mot-de-passe-root_1" text:style-name="Internet_20_link" text:visited-style-name="Visited_20_Internet_20_Link">ce guide</text:a>.</text:p>
      <text:h text:style-name="Heading_20_4" text:outline-level="4"><text:bookmark text:name="redemarrer-votre-vps-gamme-vps-actuelle"/>Redémarrer votre VPS (gamme VPS actuelle) <text:bookmark text:name="reboot-current-range"/></text:h>
      <text:p text:style-name="Text_20_body">Un redémarrage peut être nécessaire pour appliquer des configurations mises à jour ou pour résoudre un problème. Dans la mesure du possible, effectuez un « soft reboot » du serveur via la ligne de commande suivante :</text:p>
      <text:p text:style-name="P2">reboot</text:p>
      <text:p text:style-name="Text_20_body">Cependant, vous pouvez effectuer un « hard reboot » à tout moment dans votre <text:a xlink:type="simple" xlink:href="https://www.ovh.com/auth/?action=gotomanager&amp;from=https://www.ovh.com/fr/&amp;ovhSubsidiary=fr" text:style-name="Internet_20_link" text:visited-style-name="Visited_20_Internet_20_Link">espace client OVHcloud</text:a>. Sous l’onglet <text:span text:style-name="Source_20_Text">Accueil</text:span>, cliquez sur <text:span text:style-name="Source_20_Text">...</text:span> en face de « Boot » dans la zone <text:span text:style-name="Strong_20_Emphasis">Votre VPS</text:span>, puis cliquez sur <text:span text:style-name="Source_20_Text">Redémarrer mon VPS</text:span> et <text:span text:style-name="Source_20_Text">Confirmer</text:span> dans la fenêtre contextuelle.</text:p>
      <text:p text:style-name="P4"><text:a xlink:type="simple" xlink:href="mailto:M0t2P@ssePNR" text:style-name="Internet_20_link" text:visited-style-name="Visited_20_Internet_20_Link">M0t2P@ssePNR</text:a></text:p>
      <text:p text:style-name="P4"/>
      <text:p text:style-name="P4">M0t2P@sse@2m1n </text:p>
      <text:p text:style-name="P4"/>
      <text:p text:style-name="P5">M0t2P@ssePN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21:09:10.635003972</meta:creation-date>
    <dc:date>2021-07-08T21:39:27.503276138</dc:date>
    <meta:editing-duration>PT9M5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21" meta:character-count="1379" meta:non-whitespace-character-count="1178"/>
  </office:meta>
</office:document-meta>
</file>